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enú.html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title&gt;Menú&lt;/title&gt;</text:p>
      <text:p text:style-name="Normal">    &lt;style&gt;</text:p>
      <text:p text:style-name="Normal">        body {</text:p>
      <text:p text:style-name="Normal">            margin: 0;</text:p>
      <text:p text:style-name="Normal">            font-family: Arial, sans-serif;</text:p>
      <text:p text:style-name="Normal">            background-color: #f4f4f4;</text:p>
      <text:p text:style-name="Normal">        }</text:p>
      <text:p text:style-name="Normal">        nav {</text:p>
      <text:p text:style-name="Normal">            padding: 10px;</text:p>
      <text:p text:style-name="Normal">        }</text:p>
      <text:p text:style-name="Normal">        h2 {</text:p>
      <text:p text:style-name="Normal">            margin-top: 0;</text:p>
      <text:p text:style-name="Normal">        }</text:p>
      <text:p text:style-name="Normal">        ul {</text:p>
      <text:p text:style-name="Normal">            list-style: none;</text:p>
      <text:p text:style-name="Normal">            padding:0;</text:p>
      <text:p text:style-name="Normal">            margin:0;</text:p>
      <text:p text:style-name="Normal">        }</text:p>
      <text:p text:style-name="Normal">        li {</text:p>
      <text:p text:style-name="Normal">            margin: 8px 0;</text:p>
      <text:p text:style-name="Normal">        }</text:p>
      <text:p text:style-name="Normal">        a {</text:p>
      <text:p text:style-name="Normal">            text-decoration: none;</text:p>
      <text:soft-page-break/>
      <text:p text:style-name="Normal">            color: #333;</text:p>
      <text:p text:style-name="Normal">            font-weight: bold;</text:p>
      <text:p text:style-name="Normal">            display: inline-block;</text:p>
      <text:p text:style-name="Normal">            padding: 5px 10px;</text:p>
      <text:p text:style-name="Normal">            background: #e2e2e2;</text:p>
      <text:p text:style-name="Normal">            border-radius: 5px;</text:p>
      <text:p text:style-name="Normal">        }</text:p>
      <text:p text:style-name="Normal">        a:hover {</text:p>
      <text:p text:style-name="Normal">            background: #ccc;</text:p>
      <text:p text:style-name="Normal">        }</text:p>
      <text:p text:style-name="Normal">    &lt;/style&gt;</text:p>
      <text:p text:style-name="Normal">&lt;/head&gt;</text:p>
      <text:p text:style-name="Normal">&lt;body&gt;</text:p>
      <text:p text:style-name="Normal">    &lt;nav&gt;</text:p>
      <text:p text:style-name="Normal">        &lt;h2&gt;Menú&lt;/h2&gt;</text:p>
      <text:p text:style-name="Normal">        &lt;ul&gt;</text:p>
      <text:p text:style-name="Normal">            &lt;li&gt;&lt;a href="contenido1.html" target="main"&gt;Contenido 1&lt;/a&gt;&lt;/li&gt;</text:p>
      <text:p text:style-name="Normal">            &lt;li&gt;&lt;a href="contenido2.html" target="main"&gt;Contenido 2&lt;/a&gt;&lt;/li&gt;</text:p>
      <text:p text:style-name="Normal">        &lt;/ul&gt;</text:p>
      <text:p text:style-name="Normal">        &lt;p&gt;Selecciona una opción para ver el contenido en el panel derecho.&lt;/p&gt;</text:p>
      <text:p text:style-name="Normal">    &lt;/nav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59:00Z</meta:creation-date>
    <dc:date>2025-03-11T15:00:00Z</dc:date>
    <meta:template xlink:href="Normal" xlink:type="simple"/>
    <meta:editing-cycles>1</meta:editing-cycles>
    <meta:editing-duration>PT60S</meta:editing-duration>
    <meta:document-statistic meta:page-count="2" meta:paragraph-count="2" meta:word-count="176" meta:character-count="1143" meta:row-count="8" meta:non-whitespace-character-count="969"/>
  </office:meta>
</office:document-meta>
</file>